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09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1.8311in"/>
    </style:style>
    <style:style style:name="co4" style:family="table-column">
      <style:table-column-properties fo:break-before="auto" style:column-width="1.2228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1.61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799in"/>
    </style:style>
    <style:style style:name="ro1" style:family="table-row">
      <style:table-row-properties style:row-height="0.2654in" fo:break-before="auto" style:use-optimal-row-height="fals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5" table:default-cell-style-name="Default"/>
        <table:table-row table:style-name="ro1">
          <table:table-cell/>
          <table:table-cell table:style-name="ce1" office:value-type="string">
            <text:p>Rule design templates</text:p>
          </table:table-cell>
          <table:table-cell table:number-columns-repeated="3"/>
          <table:table-cell table:style-name="ce1" office:value-type="string">
            <text:p>Tools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T Framework</text:p>
          </table:table-cell>
          <table:table-cell table:style-name="ce1" office:value-type="string">
            <text:p>Auto-WCAG</text:p>
          </table:table-cell>
          <table:table-cell table:style-name="ce1" office:value-type="string">
            <text:p>IEEE Std 829</text:p>
          </table:table-cell>
          <table:table-cell table:style-name="ce1" office:value-type="string">
            <text:p>OAA</text:p>
          </table:table-cell>
          <table:table-cell table:style-name="ce1"/>
          <table:table-cell table:style-name="ce1" office:value-type="string">
            <text:p>Axe-core</text:p>
          </table:table-cell>
          <table:table-cell table:style-name="ce1" office:value-type="string">
            <text:p>IBM DAP</text:p>
          </table:table-cell>
          <table:table-cell table:style-name="ce1" table:number-columns-repeated="1017"/>
        </table:table-row>
        <table:table-row table:style-name="ro2">
          <table:table-cell table:style-name="ce2"/>
          <table:table-cell table:style-name="ce2" office:value-type="string">
            <text:p><text:a xlink:href="https://github.com/auto-wcag/auto-wcag/blob/master/pages/rule-template.md">https://github.com/auto-wcag/auto-wcag/blob/master/pages/rule-template.md</text:a></text:p>
          </table:table-cell>
          <table:table-cell table:style-name="ce2" office:value-type="string">
            <text:p><text:a xlink:href="http://webcache.googleusercontent.com/search?q=cache:ifM79xsFoloJ:faculty.ksu.edu.sa/mohamedbatouche/SWE%2520434/IEEE%2520Std%2520829%2520-%25202008.pdf+&amp;cd=1&amp;hl=en&amp;ct=clnk&amp;gl=uk">http://webcache.googleusercontent.com/search?q=cache:ifM79xsFoloJ:faculty.ksu.edu.sa/mohamedbatouche/SWE%2520434/IEEE%2520Std%2520829%2520-%25202008.pdf+&amp;cd=1&amp;hl=en&amp;ct=clnk&amp;gl=uk</text:a></text:p>
          </table:table-cell>
          <table:table-cell table:style-name="ce2" office:value-type="string">
            <text:p><text:a xlink:href="https://trac.ainspector.org/design/wiki/interaction-design/conceptual-model">https://trac.ainspector.org/design/wiki/interaction-design/conceptual-model</text:a></text:p>
          </table:table-cell>
          <table:table-cell table:style-name="ce2" office:value-type="string">
            <text:p><text:s/>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string">
            <text:p>rule_id</text:p>
          </table:table-cell>
          <table:table-cell office:value-type="string">
            <text:p>Document Identifier</text:p>
          </table:table-cell>
          <table:table-cell table:number-columns-repeated="2"/>
          <table:table-cell table:number-columns-repeated="2" office:value-type="string">
            <text:p>rule id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---</text:p>
          </table:table-cell>
          <table:table-cell office:value-type="string">
            <text:p>Title</text:p>
          </table:table-cell>
          <table:table-cell/>
          <table:table-cell office:value-type="string">
            <text:p>---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scription</text:p>
          </table:table-cell>
          <table:table-cell office:value-type="string">
            <text:p>scope</text:p>
          </table:table-cell>
          <table:table-cell office:value-type="string">
            <text:p>Purpose</text:p>
          </table:table-cell>
          <table:table-cell/>
          <table:table-cell table:number-columns-repeated="2" office:value-type="string">
            <text:p>description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uccess criterion</text:p>
          </table:table-cell>
          <table:table-cell office:value-type="string">
            <text:p>---</text:p>
          </table:table-cell>
          <table:table-cell office:value-type="string">
            <text:p>WCAG 2.0 Success Criteria </text:p>
          </table:table-cell>
          <table:table-cell/>
          <table:table-cell office:value-type="string">
            <text:p>tags</text:p>
          </table:table-cell>
          <table:table-cell office:value-type="string">
            <text:p>Origin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test mode</text:p>
          </table:table-cell>
          <table:table-cell table:number-columns-repeated="2" office:value-type="string">
            <text:p>?</text:p>
          </table:table-cell>
          <table:table-cell/>
          <table:table-cell office:value-type="string">
            <text:p>n/a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ackground</text:p>
          </table:table-cell>
          <table:table-cell office:value-type="string">
            <text:p>references</text:p>
          </table:table-cell>
          <table:table-cell office:value-type="string">
            <text:p>Informational Links</text:p>
          </table:table-cell>
          <table:table-cell office:value-type="string">
            <text:p><text:s/></text:p>
          </table:table-cell>
          <table:table-cell office:value-type="string">
            <text:p>---</text:p>
          </table:table-cell>
          <table:table-cell office:value-type="string">
            <text:p>context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assumptions</text:p>
          </table:table-cell>
          <table:table-cell office:value-type="string">
            <text:p>---</text:p>
          </table:table-cell>
          <table:table-cell table:number-columns-repeated="2"/>
          <table:table-cell office:value-type="string">
            <text:p>---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user profile</text:p>
          </table:table-cell>
          <table:table-cell office:value-type="string">
            <text:p>---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cope (Element or Document)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elector</text:p>
          </table:table-cell>
          <table:table-cell office:value-type="string">
            <text:p>Features to be tested</text:p>
          </table:table-cell>
          <table:table-cell office:value-type="string">
            <text:p>Target resource</text:p>
          </table:table-cell>
          <table:table-cell/>
          <table:table-cell office:value-type="string">
            <text:p>Selector + match function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est Procedure</text:p>
          </table:table-cell>
          <table:table-cell office:value-type="string">
            <text:p>Approach refinement</text:p>
          </table:table-cell>
          <table:table-cell table:style-name="ce3" office:value-type="string">
            <text:p>Definition</text:p>
          </table:table-cell>
          <table:table-cell/>
          <table:table-cell office:value-type="string">
            <text:p>Check configuration</text:p>
          </table:table-cell>
          <table:table-cell office:value-type="string">
            <text:p>validat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Test Identification</text:p>
          </table:table-cell>
          <table:table-cell table:number-columns-repeated="2"/>
          <table:table-cell office:value-type="string">
            <text:p>Check selecto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est steps</text:p>
          </table:table-cell>
          <table:table-cell office:value-type="string">
            <text:p>Feature pass/fail criteria</text:p>
          </table:table-cell>
          <table:table-cell table:number-columns-repeated="2"/>
          <table:table-cell office:value-type="string">
            <text:p>Checks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est Result</text:p>
          </table:table-cell>
          <table:table-cell office:value-type="string">
            <text:p>Test Deliverables</text:p>
          </table:table-cell>
          <table:table-cell office:value-type="string">
            <text:p>Element Result</text:p>
          </table:table-cell>
          <table:table-cell/>
          <table:table-cell office:value-type="string">
            <text:p>Result object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Glossary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ule version</text:p>
          </table:table-cell>
          <table:table-cell office:value-type="string">
            <text:p>Change procedure &amp; History</text:p>
          </table:table-cell>
          <table:table-cell table:number-columns-repeated="2"/>
          <table:table-cell office:value-type="string">
            <text:p>Software version</text:p>
          </table:table-cell>
          <table:table-cell office:value-type="string">
            <text:p>status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Aggregation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11/08/2016</text:date>, <text:time>08:5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4:58:29.005833000</meta:creation-date>
    <dc:date>2016-11-08T08:52:10.25</dc:date>
    <meta:editing-duration>PT19H59M30S</meta:editing-duration>
    <meta:editing-cycles>2</meta:editing-cycles>
    <meta:generator>OpenOffice.org/3.4.1$Win32 OpenOffice.org_project/341m1$Build-9593</meta:generator>
    <meta:document-statistic meta:table-count="1" meta:cell-count="72" meta:object-count="0"/>
    <meta:user-defined meta:name=""/>
  </office:meta>
</office:document-meta>
</file>